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paragraph-rsid="000a88f7" style:font-size-asian="12.25pt" style:font-size-complex="14pt"/>
    </style:style>
    <style:style style:name="P3" style:family="paragraph" style:parent-style-name="Standard">
      <style:text-properties fo:font-size="14pt" officeooo:paragraph-rsid="0011d166" style:font-size-asian="12.25pt" style:font-size-complex="14pt"/>
    </style:style>
    <style:style style:name="P4" style:family="paragraph" style:parent-style-name="Standard">
      <style:text-properties fo:font-size="14pt" officeooo:rsid="000f07af" officeooo:paragraph-rsid="0013b7be" style:font-size-asian="12.25pt" style:font-size-complex="14pt"/>
    </style:style>
    <style:style style:name="P5" style:family="paragraph" style:parent-style-name="Standard">
      <style:text-properties fo:font-size="14pt" officeooo:rsid="000f07af" officeooo:paragraph-rsid="00142a69" style:font-size-asian="12.25pt" style:font-size-complex="14pt"/>
    </style:style>
    <style:style style:name="P6" style:family="paragraph" style:parent-style-name="Standard">
      <style:text-properties fo:font-size="14pt" officeooo:rsid="00142a69" officeooo:paragraph-rsid="00142a69" style:font-size-asian="12.25pt" style:font-size-complex="14pt"/>
    </style:style>
    <style:style style:name="P7" style:family="paragraph" style:parent-style-name="Standard">
      <style:text-properties fo:font-size="14pt" officeooo:rsid="00142a69" officeooo:paragraph-rsid="00143846" style:font-size-asian="12.25pt" style:font-size-complex="14pt"/>
    </style:style>
    <style:style style:name="P8" style:family="paragraph" style:parent-style-name="Standard">
      <style:text-properties fo:font-size="14pt" officeooo:rsid="00142a69" officeooo:paragraph-rsid="0015f8be" style:font-size-asian="12.25pt" style:font-size-complex="14pt"/>
    </style:style>
    <style:style style:name="P9" style:family="paragraph" style:parent-style-name="Standard">
      <style:text-properties fo:font-size="14pt" officeooo:rsid="00142a69" officeooo:paragraph-rsid="001c23e9" style:font-size-asian="12.25pt" style:font-size-complex="14pt"/>
    </style:style>
    <style:style style:name="P10" style:family="paragraph" style:parent-style-name="Standard">
      <style:text-properties fo:font-size="14pt" officeooo:rsid="00142a69" officeooo:paragraph-rsid="001cf8a1" style:font-size-asian="12.25pt" style:font-size-complex="14pt"/>
    </style:style>
    <style:style style:name="P11" style:family="paragraph" style:parent-style-name="Standard">
      <style:text-properties fo:font-size="14pt" officeooo:rsid="00142a69" officeooo:paragraph-rsid="00227f6c" style:font-size-asian="12.25pt" style:font-size-complex="14pt"/>
    </style:style>
    <style:style style:name="P12" style:family="paragraph" style:parent-style-name="Standard">
      <style:text-properties fo:font-size="14pt" officeooo:rsid="001c23e9" officeooo:paragraph-rsid="001c23e9" style:font-size-asian="12.25pt" style:font-size-complex="14pt"/>
    </style:style>
    <style:style style:name="P13" style:family="paragraph" style:parent-style-name="Standard">
      <style:text-properties fo:font-size="14pt" officeooo:rsid="001cf8a1" officeooo:paragraph-rsid="001cf8a1" style:font-size-asian="12.25pt" style:font-size-complex="14pt"/>
    </style:style>
    <style:style style:name="P14" style:family="paragraph" style:parent-style-name="Standard">
      <style:text-properties fo:font-size="14pt" officeooo:rsid="00227f6c" officeooo:paragraph-rsid="00227f6c" style:font-size-asian="12.25pt" style:font-size-complex="14pt"/>
    </style:style>
    <style:style style:name="P15" style:family="paragraph" style:parent-style-name="Standard">
      <style:text-properties fo:font-size="14pt" officeooo:paragraph-rsid="00279938" style:font-size-asian="12.25pt" style:font-size-complex="14pt"/>
    </style:style>
    <style:style style:name="P16" style:family="paragraph" style:parent-style-name="Standard">
      <style:text-properties fo:font-size="14pt" officeooo:paragraph-rsid="00297755" style:font-size-asian="12.25pt" style:font-size-complex="14pt"/>
    </style:style>
    <style:style style:name="T1" style:family="text">
      <style:text-properties officeooo:rsid="000a88f7"/>
    </style:style>
    <style:style style:name="T2" style:family="text">
      <style:text-properties officeooo:rsid="000d2e0b"/>
    </style:style>
    <style:style style:name="T3" style:family="text">
      <style:text-properties officeooo:rsid="000e9c9e"/>
    </style:style>
    <style:style style:name="T4" style:family="text">
      <style:text-properties officeooo:rsid="000f07af"/>
    </style:style>
    <style:style style:name="T5" style:family="text">
      <style:text-properties officeooo:rsid="0013b7be"/>
    </style:style>
    <style:style style:name="T6" style:family="text">
      <style:text-properties officeooo:rsid="00142a69"/>
    </style:style>
    <style:style style:name="T7" style:family="text">
      <style:text-properties officeooo:rsid="001899e6"/>
    </style:style>
    <style:style style:name="T8" style:family="text">
      <style:text-properties officeooo:rsid="001a347a"/>
    </style:style>
    <style:style style:name="T9" style:family="text">
      <style:text-properties officeooo:rsid="001a3abd"/>
    </style:style>
    <style:style style:name="T10" style:family="text">
      <style:text-properties officeooo:rsid="001c23e9"/>
    </style:style>
    <style:style style:name="T11" style:family="text">
      <style:text-properties officeooo:rsid="001cf8a1"/>
    </style:style>
    <style:style style:name="T12" style:family="text">
      <style:text-properties officeooo:rsid="001ed3d2"/>
    </style:style>
    <style:style style:name="T13" style:family="text">
      <style:text-properties officeooo:rsid="002104a1"/>
    </style:style>
    <style:style style:name="T14" style:family="text">
      <style:text-properties officeooo:rsid="00227f6c"/>
    </style:style>
    <style:style style:name="T15" style:family="text">
      <style:text-properties officeooo:rsid="00253bc1"/>
    </style:style>
    <style:style style:name="T16" style:family="text">
      <style:text-properties officeooo:rsid="0025af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 wasn't excited about going to work today, knowing it could be my last. The bookstore is on <text:span text:style-name="T13">its</text:span> last leg. My partner and I have done everything possible to keep it afloat. Everything is online these days, and nobody goes in to a brick and mo<text:span text:style-name="T2">rtar</text:span> store any longer. We have thought about changing it into a cafe slash bookstore. </text:p>
      <text:p text:style-name="P1"><text:tab/>On my way to work, I stop in the corner gas station and grab a cup of coffee, if that’s what you want to call it. Taste more like mud. Just another reason to open up a real cafe for providing real coffee. This small town doesn’t have a coffee shop.</text:p>
      <text:p text:style-name="P1"><text:tab/> In the station, I hear a guy asking the clerk if there is a place to get a quick meal, and a good cup of coffee in this town. As he is leaving, he bumps into my arm, which starts up a conversation. “I heard you ask about getting a good cup of coffee”, “I own the local book store, and if you happen to come back through here in a year or two, you might just find one”. </text:p>
      <text:p text:style-name="P1"><text:tab/>“What do you mean by that?”</text:p>
      <text:p text:style-name="P1"><text:tab/>“The book store is barely surviving, so we are thinking about remolding, and turning it into a smaller bookstore slash cafe.”</text:p>
      <text:p text:style-name="P1"><text:tab/>“You by any chance looking for an investor?”</text:p>
      <text:p text:style-name="P1"><text:tab/>“Maybe, but I already have a partner,” “He doesn’t have any money, but knows books, and helps out the few customers we still have, find books. </text:p>
      <text:p text:style-name="P1"><text:tab/>“Why don't you follow me to the store, and see what you think about it’s potential.” “Who knows, you might even have ideas for the remodel.”</text:p>
      <text:p text:style-name="P1"><text:tab/>“Lead the way, sounds like this is right up my alley.” “I’ve done a few remodels in my investment days.” “I'm interested in be a silent partner, by the way. Not into the daily operations of the business.”</text:p>
      <text:p text:style-name="P1"><text:tab/>“We can do silent.” “Don’t think my partner will object.”</text:p>
      <text:p text:style-name="P1"><text:tab/>Meanwhile, we head to the bookstore, and my new found partner joins us inside. He take a quick look around, and ask when we can start the renovation. I tell him we have to get plans drawn up, and the proper permits from town hall. That could take a few months. <text:s/></text:p>
      <text:p text:style-name="P1"><text:tab/>My new partner gives me his business card, and tells me to give him a call, when we have the permits in hand. He is going to have his lawyer draw up a contract, and send it to me for approval. Then he will plan to visit again, and have a check with him, for us to start on the remodel. </text:p>
      <text:p text:style-name="P1"><text:tab/>Next day, I contact my brother and ask him to have <text:s/>plans drawn up. He owns a construction firm, and has agreed to do the construction for us. When I get the plans from him, I will proceed to the Town Hall and apply for the permits. They know me there, and will put a rush on it. <text:s/></text:p>
      <text:p text:style-name="P1"><text:tab/>We made a sign and put it in the window of the store to let folks know what we have planned. People are telling us, they have been waiting for something like this, for our town. They have promised to talk it up in town. Looks like we will have a successful venture. </text:p>
      <text:p text:style-name="P1"/>
      <text:p text:style-name="P1"/>
      <text:p text:style-name="P1"><text:soft-page-break/><text:tab/>After two months of planning and getting the proper permits, the day has come to start changing the book store into the cafe we have planned for months. Our new silent partner on hand for the event. He’s ready to start seeing the return on his money, although he knows that will not be anytime soon. The new business wont be open for at least four months. We also need to hire three more people. Good for our small town, to create new jobs. </text:p>
      <text:p text:style-name="P1"><text:tab/>Opening day is in two weeks, and we have started training for ourselves, and the three new employees. We are still waiting for special permits for the food service part of the cafe. The cafe has a separate section for coffee, to allow people to just order coffee, quickly and be on their way.</text:p>
      <text:p text:style-name="P1"><text:tab/>Working sixty hours weeks, we finally have a good grip on our new business. Opening day went without a hitch, and business has been brisk in the first few months of operation. Book sales have jumped fifty percent, from just running the bookshop only. Great news indeed. </text:p>
      <text:p text:style-name="P1"><text:tab/> <text:s text:c="2"/>The first year of the business has shown a profit, and our silent partner is pleased with his investment. We are happy with our small salary, and know it will increase over time. We both have enough savings to carry us over until such time the business grows further. </text:p>
      <text:p text:style-name="P1"><text:tab/>Since the sale of books increased, we are now thinking of adding an addition to the back of the store, in hopes of increasing the number of books we carry. We will need to take out a loan, unless our silent partner wants to make further investments in our adventure. It’s also been suggested by some customers that we need to add a small section for live entertainment. That could be incorporated in the design of the new book space. </text:p>
      <text:p text:style-name="P1"><text:tab/>My brother can give some insight into the new ideas, and a cost estimate. After I get that information, I will contact our silent partner, and see if he wants to jump on board. Also need to check on available talent here in town, and the few towns near by, to see if there is interest in performing here. Many customers have told us there is. <text:s/></text:p>
      <text:p text:style-name="P1"><text:tab/>After two months of planning and construction, the new addition, which added more book space, and a small area for live music is ready for the public to enjoy. An open house and celebration is scheduled for next weekend. <text:s/>Our first band has even been booked. For the first couple of live sessions, we don’t plan on charging any extra, as long as the customers spend a minimum on food or drink from our cafe. Later we might add a cover charge. Time will tell which will be the best for us and the customers. </text:p>
      <text:p text:style-name="P1"><text:tab/>For the first live performance, the house was full of excited patrons ready for a good time. It turned out to be our best day in sales. Total days take was up fifteen percent. A one day record. Hopefully that trend will continue. A record amount of food was also prepared by our kitchen. </text:p>
      <text:p text:style-name="P1"/>
      <text:p text:style-name="P1"/>
      <text:p text:style-name="P1"/>
      <text:p text:style-name="P1"/>
      <text:p text:style-name="P1"><text:soft-page-break/><text:tab/>Whats next for our business, was the discussion the next day between myself and the staff. Most just said we should continue to find more talent for live performances, and keep the menu minimal, with lots of fresh foods, and simple offerings. Others said to focus on the book side, and make sure to offer books that meet customer demands, including offering more titles on local history. That has been the request of many regular customers. </text:p>
      <text:p text:style-name="P1"><text:tab/>We reassigned a few employees to the book store, who had shown interest in keeping up with the demands of our customers, and who have knowledge in local history. They were not performing well in the kitchen, and rather than letting them go, my partner discovered they were book worms, and would be a better asset in books. Amazing what happens when you talk to your people. <text:s/></text:p>
      <text:p text:style-name="P1"><text:tab/>The last live performance of the season was about to take place, when the kitchen staff came running out into the main cafe area, yelling that a fire is glaring around one of the ovens, and has spread to a fryer on the other side of the small kitchen. The cafe was full of patrons getting ready for the band to play. All of a sudden, seeing the kitchen staff running out and yelling, caused a mad stamped to the exit. Many people feel down and had to be helped up, or carried out the door. In the mad rush, no one even thought to call 911. </text:p>
      <text:p text:style-name="P1"><text:tab/>Before we knew it, the fire was whipping out the doors of the kitchen, and into the dinning area, and book store. I made the 911 call from outside, and fire unites were arriving in minutes. I'm sure it will be too late for them to do anything more than try to protect the surrounding buildings. Our business will sure be a total loss.</text:p>
      <text:p text:style-name="P1"><text:tab/>Upon arrival, they fire captain as me if anyone was still in the building. I looked around and tried to take a head count of employees. No way I could account for all of the customers. </text:p>
      <text:p text:style-name="P1"><text:tab/>While talking to the captain, a customer rushes up and yelling that he can't find his wife. He's yelling and uncontrollably for someone to go in and look for her. The captain <text:s/>looks towards the building on fire, and says it's not safe for his men to enter. The fire has completely taken over the structure. </text:p>
      <text:p text:style-name="P1"><text:tab/>Before anyone could stop him, the man runs towards the front door of the cafe and runs inside the burning structure. Fireman near the entrance try to grab the man, but were unable to stop him. Screaming could be heard inside the building, and after a few moments, it stopped. The fireman continued to put out the fire. After more than an hour, it was under control.</text:p>
      <text:p text:style-name="P1"><text:tab/>Police were also on the scene, and began to question people still standing around in the blocked off street, in front of the now destroyed business. I noticed a young woman taking to police, and sobbing uncontrollably. I walked up and she was asking about her husband she didn't know where he was. My jaw dropped when I heard her description of him, to the officer. All I could do was fear the worst. </text:p>
      <text:p text:style-name="P1"/>
      <text:p text:style-name="P1"/>
      <text:p text:style-name="P1"/>
      <text:p text:style-name="P1"><text:soft-page-break/><text:tab/>I approached the woman myself and ask to once again describe her husband. Then I ask her where she had been standing after exiting the building, or where she had gone. She then said she didn't know, and that she just found herself a block away, further down the street, sitting on a bench at the bus stop. She indicated she must have passed out and just came to, finding herself in front of the building she had exited hours before. </text:p>
      <text:p text:style-name="P1"><text:tab/>Next I ask the young woman if she had a current picture of her husband, she pulled out her phone and showed me a picture taken just three hours ago, while sitting at their table waiting for the show to start. I didn't want it to be the same man we saw running into the burring building. My worst nightmare was confirmed when I saw the picture. </text:p>
      <text:p text:style-name="P1"><text:tab/>I took the woman over to a bench away from the front of the building and sat her down. A police officer also joined us. I ask if I could hold her hand, and at that moment, she began to cry uncontrollably. She knew the news I was about to give her, was about her husband. The officer and I try to gently tell her what happen to her husband. </text:p>
      <text:p text:style-name="P1"><text:tab/>In the next few hours, the local medical examiner arrived, and was able to enter the building to search for the body. Several fireman went in to make sure there were no hot spots still inside. By this time, the sun was peeking up over the now destroyed business, providing light for the remaining fire personnel to proceed with the cleanup. </text:p>
      <text:p text:style-name="P1"><text:tab/>A few hours later, and the medical examiner exited the building, and came over to where I was waiting with the remaining police personnel. He ask if a detective was available to speak with. A police captain spoke up and said no, but I can request one. </text:p>
      <text:p text:style-name="P1"><text:tab/>Finally after about an hour, a detective shows up and heads over to speak to the examiner. He tells the detective that there is no body in the building. No signs of anyone left in the building. Even with the intense heat, there is always evidence of remains. In there, he explains, nothing. My team and I searched every inch of the inside. The back door is still in tact, and deadbolt is melted to the door frame. No one could have escaped through this door, and no windows in the back of the building. </text:p>
      <text:p text:style-name="P1"><text:tab/>The detective goes to the police car where the mans wife is seated, waiting to hear some news about her loved one. He enters the car, and sits down next to her in the back seat. In a few minutes, they both exit and she suddenly drops to the ground, and passes out. A fireman still on the scene, runs over to her side and begins to access her condition.</text:p>
      <text:p text:style-name="P1"><text:tab/>A rescue vehicle shows up a few minutes and takes her to the hospital. The detective following behind in his unmarked car. <text:s/>The remaining police officers block off the front of the building to keep people out, while the investigation continues. Additional <text:s/>fire investigators show up, and enter the burnt out shell of our destroyed business. </text:p>
      <text:p text:style-name="P1"><text:tab/>Everyone is still under the impression that the mans body is still inside the building, waiting for removal. Not until the next day, is it revealed that no body or evidence was found that one was ever inside after the building caught fire. </text:p>
      <text:p text:style-name="P1"/>
      <text:p text:style-name="P1"/>
      <text:p text:style-name="P1"/>
      <text:p text:style-name="P1"/>
      <text:p text:style-name="P1"><text:soft-page-break/><text:tab/>The news broke in the local paper, and was the talk around town. Plenty of fireman and others saw the man enter the burning building. They could not stop him from going in, and also heard his screams, and when they stopped. The mystery continued for weeks to come. The wife was released from the hospital and begun her own investigation into what happen to her husband. She blames herself, for him not knowing she was safe just a block away. Even thought there was nothing she could have done, to let him know, she was still in shock, as to what happen to her husband. </text:p>
      <text:p text:style-name="P1"><text:tab/>She went to talk to the local fire officials to beg them to go back inside and tell her they made a mistake, and find her husbands body. She is convinced it was a cover up. There is no other explanation as to where her husbands body ended up. </text:p>
      <text:p text:style-name="P1"><text:tab/>They assured her they would continue to investigate. She informed them she would be right on their backs every step of the way. She has also retained a lawyer to put pressure on the police to come up with answers. <text:span text:style-name="T3">Meanwhile,</text:span> we are meeting with our insurance company to see if we are going to be able to rebuild. We need to get the fire officials to tell them the fire was just an accident, and no fault of our employees. That will take many months to accomplish. <text:tab/></text:p>
      <text:p text:style-name="P2"><text:tab/><text:span text:style-name="T1">Months later, and after going through a lot of red tape, we got a sizable check from the insurance company. The plans to rebuild are already underway. The Fire investigation concluded, and we were given the all clear to rebuild. </text:span></text:p>
      <text:p text:style-name="P3"><text:tab/><text:span text:style-name="T4">As the construction got underway, the investigation had stalled on finding out what happen to the mystery man who went inside the burning building looking for his wife. If they didn’t find his body in the building, then what happen to him. Did he somehow escape through the back door of the building. Not likely, the door was welded shut from the intense heat. He wouldn’t have had much time to get to the door. When he entered, the building was already engulfed in a lot of fire. <text:s/><text:tab/></text:span></text:p>
      <text:p text:style-name="P4"><text:tab/>The fire investigation looked at all possibilities for the man to escape the building. If he did, where is he now? Why hasn‘t he rejoined his wife and the rest of his family. The police have investigated to make sure no movement can be found from the man, such as credit card use, cellphone pings. They have been watching the wife to make sure she hasn’t met up with him, in some kind of insurance fraud. So far, the guy has just vanished off the face of the earth. <text:s/></text:p>
      <text:p text:style-name="P5"><text:tab/><text:span text:style-name="T5">Soon, with no results from the local police department, the missing mans wife hired a private investigation firm to help locate her husband. She was interviewed by the firm, and it was determined she was not involved in any scheme to defraud the insurance company. Her husband has not been declared dead, so she has not collected his life insurance monies. It’s not something she is interested in, she just wants to find him alive. </text:span></text:p>
      <text:p text:style-name="P6">She hasn’t even looked into how to get him deemed “dead”.</text:p>
      <text:p text:style-name="P5"><text:tab/><text:span text:style-name="T6">After working with the firm she hired for more than a year, she decided to give it up for now. She has run out of money to keep the firm active in finding her husband. The investigation turned up very few leads, and she feels like it was just a waste of her money, and time. </text:span></text:p>
      <text:p text:style-name="P5"/>
      <text:p text:style-name="P7"><text:soft-page-break/><text:tab/>For the next two years, she spent most of her life looking for her husband, not knowing how he went into a burning building, and never came out, dead or alive. Just disappeared into who knows where. She grew tired, and passed away months later, never knowing what happen to her beloved Joe.</text:p>
      <text:p text:style-name="P7"><text:tab/>It’s been a year since the cafe rebuild from the fire, and all is just a bad memory for the two owners who stuck with each other during the rebuild, not just the building, but their own lives. Things changed in both their lives, during the wait to get the building back up and running. </text:p>
      <text:p text:style-name="P8"><text:tab/>John had to take a part time job, and Jack went through cancer treatments. Both men are stronger from what happen to their business. They often think about the man who enter the building that day. They even have a small memory of him inside their new cafe. No one mentions the event around town anymore. All has been forgotten about that day in the towns history. </text:p>
      <text:p text:style-name="P8"><text:tab/><text:span text:style-name="T7">The business continued to grow, and was sold by John and Jack for enough to provide a comfortable retirement for them both. John retired to the warmer climate of Florida, and Jack, who is an accomplished skier, retired to the western part of the United States to enjoy the great outdoors. The new owners have not made any real changes to how the business is run. </text:span></text:p>
      <text:p text:style-name="P8"><text:tab/><text:span text:style-name="T8">On a Sunday morning right after we opened for breakfast, a man walks in and ask to speak to a manager. Rogers walks up as he is talking to one of his employees, and ask the man how he can help. The man asks if he’s a manager, and Rogers replies and tells him he’s Manage/Owner. </text:span></text:p>
      <text:p text:style-name="P8"><text:tab/>“<text:span text:style-name="T9">I’m Joe, are you the original owner of this business?, were you here around three years ago?”</text:span></text:p>
      <text:p text:style-name="P8">“<text:span text:style-name="T9">No, I’m not the original owner, they retired about a year ago”. “I didn't live in this town in the time frame you ask about, three years ago,”</text:span></text:p>
      <text:p text:style-name="P8"><text:tab/><text:span text:style-name="T9">The stranger walks over to the picture on the wall, which was left by the previous owners as a memory for the man who entered the building while it was ablaze with roaring fire. </text:span></text:p>
      <text:p text:style-name="P8"><text:tab/>“<text:span text:style-name="T9">That picture on the wall is about me, I was the man who ran into that building looking for my wife.” </text:span></text:p>
      <text:p text:style-name="P9"><text:tab/><text:span text:style-name="T10">Everyone in the Cafe stopped what they were doing, and silence fell over the room. The look on peoples faces was one of skeptical and non belief. These are townspeople, and everyone of them are very aware of what happen on that day.</text:span></text:p>
      <text:p text:style-name="P12"><text:tab/>One guy spoke up and confronted the man, saying that it’s not possible you’re that man. If you are, where have you been all this time? </text:p>
      <text:p text:style-name="P9"><text:tab/>“<text:span text:style-name="T11">I’ve been around, right now, I can’t explain to you what happen, and where I’ve been, I just need to locate my wife, that’s why I came back here to try to get some answers of my own.”</text:span></text:p>
      <text:p text:style-name="P10"><text:tab/></text:p>
      <text:p text:style-name="P10"/>
      <text:p text:style-name="P10"/>
      <text:p text:style-name="P13"><text:soft-page-break/><text:tab/>No one had the nerve to tell him his wife has passed, in his absents. He would certainly know that<text:span text:style-name="T14"> if</text:span> he was still on this earth. Maybe he lost his memory or something like that. Still doesn’t explain where he’s been, or what he’s been doing all this time away. <text:s/></text:p>
      <text:p text:style-name="P8"><text:tab/> <text:span text:style-name="T11">A few minutes later and the police arrive at the cafe. Someone called them as soon as they heard the man say he ran into the cafe that day, when it caught on fire. They think the man is a nut job, and just wants attention for that horrifying incident. </text:span></text:p>
      <text:p text:style-name="P8"><text:tab/><text:span text:style-name="T12">The police took the man outside to question him, and finally ask him to come with them to the police station to clear the matter up. There were never any public photos of the man, so anyone in the cafe would not have known if he was the real man, or not. The police want him at the station, because the wife at the time gave them a hair brush of his, as a tool if they ever need DNA to identify him. </text:span></text:p>
      <text:p text:style-name="P11"><text:tab/><text:span text:style-name="T12">At the station, the man was further questioned, and ask to give a DNA sample.</text:span></text:p>
      <text:p text:style-name="P14">He complied, saying he had nothing to hide, and just want to be reconnected with his wife. The officers would not know his wife passed, and told the man they would look back at their reports, and get contact information, he turns out to be the missing man.</text:p>
      <text:p text:style-name="P14"><text:tab/>He was let go, and told he would be contacted in a few days, when the results from his DNA testing returned from the lab. A rush was put on the test, because of the nature of the case. <text:s/></text:p>
      <text:p text:style-name="P2"><text:tab/><text:span text:style-name="T14">He told the officer he was staying at the local YMCA, and he would come back here to the station in a few days, as he didn’t have a phone, and likely could not be reached where he was staying. The officer in the room, told him that would be fine, but to make it no less than three days for his return, to make sure the results would be ready. </text:span></text:p>
      <text:p text:style-name="P2"><text:tab/><text:span text:style-name="T15">Before the three days were up, the police receive the DNA results, and no one at the station could believe the results, telling them he is the same man that went running into a fiery building, and then materializes years later. The police detective left right away to visit the YMCA, and see if the man was still there. He wanted to confront the man, instead of waiting until he showed back up at the station. <text:s/></text:span></text:p>
      <text:p text:style-name="P15"><text:tab/><text:span text:style-name="T16">The detective went to the YMCA, and ask at the front desk if anyone had seen this guy. He showed them a picture, but no one could tell him that he has been here. The lady at the desk took the photo and showed it to all the employees. No one could say they recognized the man. </text:span></text:p>
      <text:p text:style-name="P15"><text:span text:style-name="T16"><text:tab/>The detective went back to the station, hoping the man would show up the next day, which was the day he was told to return. They just wanted to try to talk to him one day earlier, since the test proves it’s the same man to enter the building.</text:span></text:p>
      <text:p text:style-name="P16"><text:span text:style-name="T16"><text:tab/>On the third day when he was asked to come back, he never showed. Now it seems he has vanished, once again. They have asked if an APB can be put out for the man. He needs to be questioned again, to uncover what kind of games he is playing, or it could be he has no control over his life at the present time. We need to find him, and get clear answers to what is going on. It’s not known if he may have found out his wife has passed.</text:span></text:p>
      <text:p text:style-name="P16"/>
      <text:p text:style-name="P16"><text:soft-page-break/><text:span text:style-name="T16"><text:tab/>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2:00:47.083155349</meta:creation-date>
    <dc:date>2019-02-01T15:22:48.257567090</dc:date>
    <meta:editing-duration>PT6H8M49S</meta:editing-duration>
    <meta:editing-cycles>31</meta:editing-cycles>
    <meta:generator>LibreOffice/6.1.5.1$Linux_X86_64 LibreOffice_project/10$Build-1</meta:generator>
    <meta:document-statistic meta:table-count="0" meta:image-count="0" meta:object-count="0" meta:page-count="8" meta:paragraph-count="73" meta:word-count="3952" meta:character-count="20804" meta:non-whitespace-character-count="16779"/>
    <meta:user-defined meta:name="w2e_MetaAuthor">Mel Parrish</meta:user-defined>
    <meta:user-defined meta:name="w2e_MetaBackgroundColor">000000</meta:user-defined>
    <meta:user-defined meta:name="w2e_MetaCoverPath">file:///home/melp57/Pictures/cafe.jpeg</meta:user-defined>
    <meta:user-defined meta:name="w2e_MetaCoverType">File</meta:user-defined>
    <meta:user-defined meta:name="w2e_MetaLanguage" meta:value-type="string">en</meta:user-defined>
    <meta:user-defined meta:name="w2e_MetaPublisher" meta:value-type="string">MMP Publishing</meta:user-defined>
    <meta:user-defined meta:name="w2e_MetaPublishingDate" meta:value-type="string">1-31-2019</meta:user-defined>
    <meta:user-defined meta:name="w2e_MetaTags" meta:value-type="string">mystery</meta:user-defined>
    <meta:user-defined meta:name="w2e_MetaTitle" meta:value-type="string">The Cafe</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